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8008in"/>
    </style:style>
    <style:style style:name="co6" style:family="table-column">
      <style:table-column-properties fo:break-before="auto" style:column-width="1.6508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Εικόνα</text:p>
          </table:table-cell>
          <table:table-cell office:value-type="string">
            <text:p>L1 &amp; L2 activated(tiled)</text:p>
          </table:table-cell>
          <table:table-cell office:value-type="string">
            <text:p>without L1(tiled)</text:p>
          </table:table-cell>
          <table:table-cell office:value-type="string">
            <text:p>Without <text:s/>L1 &amp;L2 (tiled)</text:p>
          </table:table-cell>
          <table:table-cell office:value-type="string">
            <text:p>L1 &amp; L2 activated(non tiled)</text:p>
          </table:table-cell>
          <table:table-cell office:value-type="string">
            <text:p>without L1(non tiled)</text:p>
          </table:table-cell>
          <table:table-cell office:value-type="string">
            <text:p>without L1 &amp; L2(non tiled)</text:p>
          </table:table-cell>
        </table:table-row>
        <table:table-row table:style-name="ro2">
          <table:table-cell office:value-type="string">
            <text:p>64*64</text:p>
          </table:table-cell>
          <table:table-cell table:number-columns-repeated="3" office:value-type="string">
            <text:p>0.000044 sec</text:p>
          </table:table-cell>
          <table:table-cell office:value-type="string">
            <text:p>0.000047 sec</text:p>
          </table:table-cell>
          <table:table-cell office:value-type="string">
            <text:p>0.000054 sec</text:p>
          </table:table-cell>
          <table:table-cell office:value-type="string">
            <text:p>0.000048 sec</text:p>
          </table:table-cell>
        </table:table-row>
        <table:table-row table:style-name="ro2">
          <table:table-cell office:value-type="string">
            <text:p>128*128</text:p>
          </table:table-cell>
          <table:table-cell office:value-type="string">
            <text:p>0.000076 sec</text:p>
          </table:table-cell>
          <table:table-cell office:value-type="string">
            <text:p>0.000065 sec</text:p>
          </table:table-cell>
          <table:table-cell office:value-type="string">
            <text:p>0.000085 sec</text:p>
          </table:table-cell>
          <table:table-cell office:value-type="string">
            <text:p>0.000078 sec</text:p>
          </table:table-cell>
          <table:table-cell office:value-type="string">
            <text:p>0.000123 sec</text:p>
          </table:table-cell>
          <table:table-cell office:value-type="string">
            <text:p>0.000087 sec</text:p>
          </table:table-cell>
        </table:table-row>
        <table:table-row table:style-name="ro2">
          <table:table-cell office:value-type="string">
            <text:p>256*256</text:p>
          </table:table-cell>
          <table:table-cell office:value-type="string">
            <text:p>0.000154 sec</text:p>
          </table:table-cell>
          <table:table-cell office:value-type="string">
            <text:p>0.000153 sec</text:p>
          </table:table-cell>
          <table:table-cell office:value-type="string">
            <text:p>0.000161 sec</text:p>
          </table:table-cell>
          <table:table-cell office:value-type="string">
            <text:p>0.000149 sec</text:p>
          </table:table-cell>
          <table:table-cell office:value-type="string">
            <text:p>0.000339 sec</text:p>
          </table:table-cell>
          <table:table-cell office:value-type="string">
            <text:p>0.000207 sec</text:p>
          </table:table-cell>
        </table:table-row>
        <table:table-row table:style-name="ro2">
          <table:table-cell office:value-type="string">
            <text:p>512*512</text:p>
          </table:table-cell>
          <table:table-cell office:value-type="string">
            <text:p>0.000457 sec</text:p>
          </table:table-cell>
          <table:table-cell office:value-type="string">
            <text:p>0.000456 sec</text:p>
          </table:table-cell>
          <table:table-cell office:value-type="string">
            <text:p>0.000485 sec</text:p>
          </table:table-cell>
          <table:table-cell office:value-type="string">
            <text:p>0.000462 sec</text:p>
          </table:table-cell>
          <table:table-cell office:value-type="string">
            <text:p>0.001190 sec</text:p>
          </table:table-cell>
          <table:table-cell office:value-type="string">
            <text:p>0.000723 sec</text:p>
          </table:table-cell>
        </table:table-row>
        <table:table-row table:style-name="ro2">
          <table:table-cell office:value-type="string">
            <text:p>1024*1024</text:p>
          </table:table-cell>
          <table:table-cell office:value-type="string">
            <text:p>0.001616 sec</text:p>
          </table:table-cell>
          <table:table-cell office:value-type="string">
            <text:p>0.001611 sec</text:p>
          </table:table-cell>
          <table:table-cell office:value-type="string">
            <text:p>0.001751 sec</text:p>
          </table:table-cell>
          <table:table-cell office:value-type="string">
            <text:p>0.001676 sec</text:p>
          </table:table-cell>
          <table:table-cell office:value-type="string">
            <text:p>0.004504 sec</text:p>
          </table:table-cell>
          <table:table-cell office:value-type="string">
            <text:p>0.002947 sec</text:p>
          </table:table-cell>
        </table:table-row>
        <table:table-row table:style-name="ro2">
          <table:table-cell office:value-type="string">
            <text:p>2048*2048</text:p>
          </table:table-cell>
          <table:table-cell office:value-type="string">
            <text:p>0.006326 sec</text:p>
          </table:table-cell>
          <table:table-cell office:value-type="string">
            <text:p>0.006163 sec</text:p>
          </table:table-cell>
          <table:table-cell office:value-type="string">
            <text:p>0.008106 sec</text:p>
          </table:table-cell>
          <table:table-cell office:value-type="string">
            <text:p>0.006677 sec</text:p>
          </table:table-cell>
          <table:table-cell office:value-type="string">
            <text:p>0.017634 sec</text:p>
          </table:table-cell>
          <table:table-cell office:value-type="string">
            <text:p>0.024593 sec</text:p>
          </table:table-cell>
        </table:table-row>
        <table:table-row table:style-name="ro2">
          <table:table-cell office:value-type="string">
            <text:p>4096*4096</text:p>
          </table:table-cell>
          <table:table-cell office:value-type="string">
            <text:p>0.024397 sec</text:p>
          </table:table-cell>
          <table:table-cell office:value-type="string">
            <text:p>0.024235 sec</text:p>
          </table:table-cell>
          <table:table-cell office:value-type="string">
            <text:p>0.027428 sec</text:p>
          </table:table-cell>
          <table:table-cell office:value-type="string">
            <text:p>0.025693 sec</text:p>
          </table:table-cell>
          <table:table-cell office:value-type="string">
            <text:p>0.069908 sec</text:p>
          </table:table-cell>
          <table:table-cell office:value-type="string">
            <text:p>0.058518 sec</text:p>
          </table:table-cell>
        </table:table-row>
        <table:table-row table:style-name="ro2">
          <table:table-cell office:value-type="string">
            <text:p>8192*8192</text:p>
          </table:table-cell>
          <table:table-cell office:value-type="string">
            <text:p>0.096463 sec</text:p>
          </table:table-cell>
          <table:table-cell office:value-type="string">
            <text:p>0.096175 sec</text:p>
          </table:table-cell>
          <table:table-cell office:value-type="string">
            <text:p>0.104808 sec</text:p>
          </table:table-cell>
          <table:table-cell office:value-type="string">
            <text:p>0.102262 sec</text:p>
          </table:table-cell>
          <table:table-cell office:value-type="string">
            <text:p>0.278567 sec</text:p>
          </table:table-cell>
          <table:table-cell office:value-type="string">
            <text:p>0.229685 sec</text:p>
          </table:table-cell>
        </table:table-row>
        <table:table-row table:style-name="ro3" table:number-rows-repeated="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ilis </meta:initial-creator>
    <meta:creation-date>2013-04-13T13:52:08</meta:creation-date>
    <meta:generator>LibreOffice/3.5$Linux_X86_64 LibreOffice_project/350m1$Build-2</meta:generator>
    <dc:date>2013-04-13T14:20:34</dc:date>
    <dc:creator>vasilis </dc:creator>
    <meta:editing-duration>PT25M44S</meta:editing-duration>
    <meta:editing-cycles>35</meta:editing-cycles>
    <meta:document-statistic meta:table-count="3" meta:cell-count="63" meta:object-count="0"/>
  </office:meta>
</office:document-meta>
</file>